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6.505cm"/>
    </style:style>
    <style:style style:name="Tabla1.B" style:family="table-column">
      <style:table-column-properties style:column-width="10.495cm"/>
    </style:style>
    <style:style style:name="Tabla1.A1" style:family="table-cell">
      <style:table-cell-properties style:vertical-align="middle" fo:padding="0cm" fo:border="none"/>
    </style:style>
    <style:style style:name="Tabla1.B1" style:family="table-cell">
      <style:table-cell-properties fo:padding="0.049cm" fo:border="none"/>
    </style:style>
    <style:style style:name="Tabla1.2" style:family="table-row">
      <style:table-row-properties fo:background-color="transparent">
        <style:background-image/>
      </style:table-row-properties>
    </style:style>
    <style:style style:name="P1" style:family="paragraph" style:parent-style-name="Standard">
      <style:text-properties officeooo:rsid="0016118b" officeooo:paragraph-rsid="0016118b"/>
    </style:style>
    <style:style style:name="P2" style:family="paragraph" style:parent-style-name="Standard">
      <style:paragraph-properties fo:text-align="center" style:justify-single-word="false"/>
      <style:text-properties fo:font-size="16pt" fo:font-weight="bold" officeooo:rsid="0016118b" officeooo:paragraph-rsid="0016118b"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normal" officeooo:rsid="0016118b" officeooo:paragraph-rsid="0016118b" style:font-size-asian="16pt" style:font-weight-asian="normal" style:font-size-complex="16pt" style:font-weight-complex="normal"/>
    </style:style>
    <style:style style:name="P4" style:family="paragraph" style:parent-style-name="Standard">
      <style:text-properties officeooo:rsid="00166778" officeooo:paragraph-rsid="00166778"/>
    </style:style>
    <style:style style:name="P5" style:family="paragraph" style:parent-style-name="Standard">
      <style:text-properties officeooo:paragraph-rsid="00166778"/>
    </style:style>
    <style:style style:name="P6" style:family="paragraph" style:parent-style-name="Standard">
      <style:text-properties officeooo:rsid="001846ef" officeooo:paragraph-rsid="001846ef"/>
    </style:style>
    <style:style style:name="P7" style:family="paragraph" style:parent-style-name="Standard">
      <style:text-properties officeooo:rsid="0018ba38" officeooo:paragraph-rsid="0018ba38"/>
    </style:style>
    <style:style style:name="P8" style:family="paragraph" style:parent-style-name="Standard">
      <style:text-properties fo:font-variant="normal" fo:text-transform="none" fo:color="#000000" style:font-name="Liberation Serif" fo:font-size="12pt" fo:letter-spacing="normal" fo:font-style="normal" fo:font-weight="normal" officeooo:paragraph-rsid="00166778" style:font-size-asian="12pt" style:font-size-complex="12pt"/>
    </style:style>
    <style:style style:name="P9" style:family="paragraph" style:parent-style-name="Standard">
      <style:text-properties fo:font-variant="normal" fo:text-transform="none" fo:color="#000000" style:font-name="Liberation Serif" fo:font-size="12pt" fo:letter-spacing="normal" fo:font-style="normal" fo:font-weight="normal" officeooo:rsid="0018ba38" officeooo:paragraph-rsid="0018ba38" style:font-size-asian="12pt" style:font-size-complex="12pt"/>
    </style:style>
    <style:style style:name="P10" style:family="paragraph" style:parent-style-name="Table_20_Contents">
      <style:paragraph-properties style:line-height-at-least="0.529cm"/>
      <style:text-properties style:font-name="ui-monospace" fo:font-size="9pt"/>
    </style:style>
    <style:style style:name="P11" style:family="paragraph" style:parent-style-name="Table_20_Contents">
      <style:text-properties fo:font-size="2pt" style:font-size-asian="2pt" style:font-size-complex="2pt"/>
    </style:style>
    <style:style style:name="T1" style:family="text">
      <style:text-properties officeooo:rsid="00166778"/>
    </style:style>
    <style:style style:name="T2" style:family="text">
      <style:text-properties officeooo:rsid="001846ef"/>
    </style:style>
    <style:style style:name="T3" style:family="text">
      <style:text-properties officeooo:rsid="0018f4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ción Daniel Ferrera Cubero y Sergio Muñoz Villullas</text:p>
      <text:p text:style-name="P2"/>
      <text:p text:style-name="P3"/>
      <text:p text:style-name="P1">Los primeros días estuvimos pensando en como iba a ser el proyecto, refiriéndonos a como iba a ser el diseño de la página web y a las páginas que iba a tener. Esto tan solo era el inicio, por lo que ibas a ir surgiendo muchas más ideas y cambios que quisiéramos realizar para mejorar el proyecto, hacerlo más dinámico y eficiente.</text:p>
      <text:p text:style-name="P1"/>
      <text:p text:style-name="P1">Empezamos creando <text:span text:style-name="T3">el GitHub, el diagrama de Gantt y</text:span> un diseño a mano (papel) de la base de datos, haciendo un esquema Modelo Entidad-Relación, el cual, solo tenia 5 tablas, que eran las principales e iban a ser las más usadas y las más importantes. <text:span text:style-name="T2">Las tablas que pusimos eran: Usuarios, Platos, Mesas, Almacen y UsuarioPidePlato</text:span></text:p>
      <text:p text:style-name="P1"/>
      <text:p text:style-name="P1">(Foto archivo primera base de datos)</text:p>
      <text:p text:style-name="P1"/>
      <text:p text:style-name="P1">En cuanto a las páginas que iba a tener la página web, nos basamos en la foto que nos mandaron los compañeros del otro curso y pensamos hacer una cafetería/restaurante un poco más moderno como envíos a domicilio.</text:p>
      <text:p text:style-name="P1"/>
      <text:p text:style-name="P1">(Foto pocha de la cafetería)</text:p>
      <text:p text:style-name="P1"/>
      <text:p text:style-name="P1">Cuando empezamos con el indice/página principal de la página web nos surgieron unos cuantos problemas al hacer el hosting porque no funcionaba el css y decidimos después de unos días intentando arreglarlo, hacerlo en una máquina virtual con el localhost cogiendo los archivos que íbamos editando y modificando del GitHub</text:p>
      <text:p text:style-name="P1"/>
      <text:p text:style-name="P1">(Página del hosting) <text:span text:style-name="T1">(</text:span><text:a xlink:type="simple" xlink:href="https://cafeteriasantamarta.000webhostapp.com/" text:style-name="Internet_20_link" text:visited-style-name="Visited_20_Internet_20_Link"><text:span text:style-name="T1">https://cafeteriasantamarta.000webhostapp.com/</text:span></text:a><text:span text:style-name="T1">)</text:span></text:p>
      <text:p text:style-name="P1"/>
      <text:p text:style-name="P4">(Página del GitHub) (https://github.com/trabajofctfct12/archivos)</text:p>
      <text:p text:style-name="P4"/>
      <text:p text:style-name="P4">Para la página inicial cogimos fotos de internet para ponerla de icono en todas las pestañas de la página web, al igual que las demás imágenes que usamos en todo el proyecto.</text:p>
      <text:p text:style-name="P4"/>
      <text:p text:style-name="P4">(Ferrera pon la pagina donde sacaste las fue<text:span text:style-name="T2">n</text:span>tes de las apis <text:span text:style-name="T2">de abajo</text:span>) </text:p>
      <text:p text:style-name="P4"/>
      <text:p text:style-name="P4">–</text:p>
      <text:p text:style-name="P4"/>
      <table:table table:name="Tabla1" table:style-name="Tabla1">
        <table:table-column table:style-name="Tabla1.A"/>
        <table:table-column table:style-name="Tabla1.B"/>
        <table:table-row table:style-name="TableLine94898233074128">
          <table:table-cell table:style-name="Tabla1.A1" office:value-type="string">
            <text:p text:style-name="P10"><text:bookmark text:name="LC9"/>&lt;link rel="preconnect" href="https://fonts.googleapis.com"&gt;<text:bookmark text:name="L10"/></text:p>
          </table:table-cell>
          <table:table-cell table:style-name="Tabla1.B1" office:value-type="string">
            <text:p text:style-name="P11"/>
          </table:table-cell>
        </table:table-row>
        <table:table-row table:style-name="Tabla1.2">
          <table:table-cell table:style-name="Tabla1.A1" office:value-type="string">
            <text:p text:style-name="P11"><text:bookmark text:name="LC10"/></text:p>
          </table:table-cell>
          <table:table-cell table:style-name="Tabla1.A1" office:value-type="string">
            <text:p text:style-name="P10">&lt;link rel="preconnect" href="https://fonts.gstatic.com" crossorigin&gt;<text:bookmark text:name="L11"/></text:p>
          </table:table-cell>
        </table:table-row>
        <table:table-row table:style-name="TableLine94898233074128">
          <table:table-cell table:style-name="Tabla1.A1" office:value-type="string">
            <text:p text:style-name="P11"><text:bookmark text:name="LC11"/></text:p>
          </table:table-cell>
          <table:table-cell table:style-name="Tabla1.A1" office:value-type="string">
            <text:p text:style-name="P10">&lt;link href="https://fonts.googleapis.com/css2?family=Playfair+Display:wght@500&amp;display=swap" rel="stylesheet"&gt;</text:p>
          </table:table-cell>
        </table:table-row>
      </table:table>
      <text:p text:style-name="P4"/>
      <text:p text:style-name="P4">--</text:p>
      <text:p text:style-name="P4"/>
      <text:p text:style-name="P5"><text:span text:style-name="T1">Al empezarla fuimos probando con varios estilos de tipo de letra y combinación de colores hasta que nos decidimos. Creamos un menú donde irían los demás apartados y pestañas de la página web. </text:span><text:soft-page-break/><text:span text:style-name="T1">En ese menú añadimos los siguientes apartados: -Mi cuenta -Reservas -Menú del día -Nuestro local -Contacto -Donde estamos -Reparto a domicilio</text:span></text:p>
      <text:p text:style-name="P5"/>
      <text:p text:style-name="P4">Cuando hicimos el inicio decidimos hacer el login que era una de las cosas más importantes. <text:span text:style-name="T2">Para ello, empezamos creando un php nuevo que nos redirija desde el apartado “Mi cuenta” desde el menú y nos lleve a esa página, la cual, debe tener lo mismo y que cambie el menú, donde ponía “Mi cuenta”, que ponga “Inicio”. Eso lo decidimos hacer en todos los apartados.</text:span></text:p>
      <text:p text:style-name="P6">Cuando hicimos ese cambio, que era cambiar una etiqueta &lt;a&gt; de html, creamos un apartado fuera del menú donde pida tu usuario y contraseña para entrar y al darle al botón de entrar nos redirija a otra pestaña donde tendrá otras opciones que un usuario no registrado no podrá ver o hacer, como pedir comida o reservar.</text:p>
      <text:p text:style-name="P6"/>
      <text:p text:style-name="P6">Para hacer el apartado del login y su redirección decidimos tener una referencia de nuestros antiguos proyectos hechos en clase.</text:p>
      <text:p text:style-name="P6"/>
      <text:p text:style-name="P6">Nos dimos cuenta, que a esa parte le teníamos que añadir un botón para crear una cuenta, pero para ir probando los cambios añadiendo a la fuerza un usuario desde la base de datos era un buen avance.</text:p>
      <text:p text:style-name="P6"/>
      <text:p text:style-name="P6">Cuando conseguimos que el usuario entrase en la pagina web registrándose empezamos creando una de las cosas más importantes, el hacer un pedido. Creamos un “carrito de la compra” donde añadimos los productos a pedir o reservar. De ahí salieron muchos errores en las funciones, y en la creación de la página, además nos dimos cuenta que para hacer pagos online o pedidos, necesitábamos más tablas en la base de datos y la volvimos a rehacer.</text:p>
      <text:p text:style-name="P6"/>
      <text:p text:style-name="P6">(Foto nueva base de datos)</text:p>
      <text:p text:style-name="P6">(Pagina donde hichistee el modelo netidad relacion Ferrera Maricon)</text:p>
      <text:p text:style-name="P6"/>
      <text:p text:style-name="P7">Como no podíamos continuar esa parte porque faltaban tablas, decidimos continuar con el indice/pagina inicial y nos dimos cuenta que el menú tenia apartados repetidos como “Donde estamos”, ya que tenemos el apartado “Nuestro local”, en el cual podemos añadir donde esta situado, además de información de nuestro local.</text:p>
      <text:p text:style-name="P7"/>
      <text:p text:style-name="P7">El apartado “Menú del dia” hicimos que depende el día, si era un día par, tuviera un menú (Foto/texto del menú), y si era impar, tuviera otro menú (Foto/texto del menú). Hicimos la parte de código, pero aún no decidimos que poner como menú.</text:p>
      <text:p text:style-name="P7"/>
      <text:p text:style-name="P7">El apartado “Nuestro local” pensamos en hacer un hover de un punto rojo (o transparente por el centro)) en una foto de un mapa y title con el nombre de la calle + Información del local.</text:p>
      <text:p text:style-name="P7">Estuvimos investigando un poco y decidimos ver ejemplos en las páginas de Telepizza y Starbucks porque no nos convenció el fondo y las combinaciones de colores que tenía la página, pero esa parte la dejamos para el final y nos centramos en la parte de código que era más importante, luego retocaríamos el diseño.</text:p>
      <text:p text:style-name="P5"/>
      <text:p text:style-name="P8">(https://www.telepizza.es/info/faqs-sobre-telepizza) - (<text:a xlink:type="simple" xlink:href="https://www.starbucks.es/carta" text:style-name="Internet_20_link" text:visited-style-name="Visited_20_Internet_20_Link">https://www.starbucks.es/carta</text:a>)</text:p>
      <text:p text:style-name="P8"/>
      <text:p text:style-name="P9">En el apartado “Contacto” queríamos añadir un formulario de quejas, el número de teléfono para contactar con nosotros y el email para contactar con nosotros también.</text:p>
      <text:p text:style-name="P9"/>
      <text:p text:style-name="P9">Cuando vimos los ejemplos de antes vimos que tenian un footer en todas las páginas y pensamos en crear uno, por lo que lo añadimos a la lista de cosas por hacer, viendo el ejemplo de Telepizza pensamos en poner una foto de acceso en todas las páginas que redirijaa “Mi cuenta”, donde podrás <text:soft-page-break/>cambiar la contraseña, el nombre, el número de telefono… (Tus datos) Y también podrás cerrar sesión.</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2T09:45:37.484295899</meta:creation-date>
    <dc:date>2022-05-12T10:35:47.355670177</dc:date>
    <meta:editing-duration>PT48S</meta:editing-duration>
    <meta:editing-cycles>1</meta:editing-cycles>
    <meta:document-statistic meta:table-count="1" meta:image-count="0" meta:object-count="0" meta:page-count="3" meta:paragraph-count="31" meta:word-count="896" meta:character-count="5505" meta:non-whitespace-character-count="4638"/>
    <meta:generator>LibreOffice/6.4.7.2$Linux_X86_64 LibreOffice_project/40$Build-2</meta:generator>
  </office:meta>
</office:document-meta>
</file>